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2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color="#280099" fo:font-weight="bold" style:font-weight-asian="bold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fo:color="#280099" fo:font-weight="bold" style:font-weight-asian="bold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fo:color="#dc2300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800080" fo:font-size="16pt" style:font-size-asian="16pt" style:font-size-complex="16pt"/>
    </style:style>
    <style:style style:name="P8" style:family="paragraph" style:parent-style-name="Standard" style:list-style-name="L2">
      <style:paragraph-properties fo:text-align="justify" style:justify-single-word="false"/>
      <style:text-properties fo:color="#ff0000" fo:font-weight="bold" style:font-weight-asian="bold" style:font-weight-complex="bold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color="#280099"/>
    </style:style>
    <style:style style:name="T3" style:family="text">
      <style:text-properties fo:color="#280099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color="#280099" fo:font-style="italic" style:font-style-asian="italic" style:font-style-complex="italic"/>
    </style:style>
    <style:style style:name="T5" style:family="text">
      <style:text-properties fo:color="#4c4c4c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ff3333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VoteMash: A Voting Application</text:p>
      <text:p text:style-name="P1"/>
      <text:p text:style-name="P2">The voting application is called VoteMash. All the features implemented are mentioned below.</text:p>
      <text:p text:style-name="P2"/>
      <text:list xml:id="list1420489187" text:style-name="L1">
        <text:list-item>
          <text:p text:style-name="P6">Editing</text:p>
        </text:list-item>
      </text:list>
      <text:p text:style-name="P2"><text:tab/><text:span text:style-name="T3">Navigation:</text:span> Home → (Choose 'Edit' from the list) → Continue</text:p>
      <text:p text:style-name="P2"/>
      <text:list xml:id="list1867076710" text:continue-numbering="true" text:style-name="L1">
        <text:list-item>
          <text:list>
            <text:list-item>
              <text:p text:style-name="P5">Create new category</text:p>
            </text:list-item>
          </text:list>
        </text:list-item>
      </text:list>
      <text:p text:style-name="P2"><text:tab/><text:span text:style-name="T3">Navigation:</text:span> <text:tab/>Home → (Choose 'Edit' from the list) → Continue →(Enter name in the textbox <text:tab/><text:tab/><text:tab/><text:tab/>labeled 'Create new category:') → Create</text:p>
      <text:p text:style-name="P2"><text:tab/><text:span text:style-name="T3">Description:</text:span> <text:tab/>Creates a category with the name provided in the text box. The system displays</text:p>
      <text:p text:style-name="P2"><text:tab/><text:tab/> <text:tab/>error if the name is blank, contains only whitespaces or a category with the same <text:tab/><text:tab/><text:tab/>name is already present for the logged-in user.</text:p>
      <text:p text:style-name="P2"/>
      <text:list xml:id="list370785691" text:continue-numbering="true" text:style-name="L1">
        <text:list-item>
          <text:list>
            <text:list-item>
              <text:p text:style-name="P5">Delete category</text:p>
            </text:list-item>
          </text:list>
        </text:list-item>
      </text:list>
      <text:p text:style-name="P4"><text:tab/><text:span text:style-name="T1">Navigation:<text:tab/></text:span><text:span text:style-name="T5">Home → (Choose 'Edit' from the list) → Continue → (click on 'X' beside the <text:tab/><text:tab/><text:tab/><text:tab/>category to delete from the list)</text:span></text:p>
      <text:p text:style-name="P4"><text:span text:style-name="T5"><text:tab/></text:span><text:span text:style-name="T1">Description:</text:span><text:span text:style-name="T5"><text:tab/>Deletes the desired category for the logged-in user. If no category is present, the <text:tab/><text:tab/><text:tab/><text:tab/>corresponding message is displayed.</text:span></text:p>
      <text:p text:style-name="P4"><text:span text:style-name="T5"/></text:p>
      <text:list xml:id="list220747064" text:continue-numbering="true" text:style-name="L1">
        <text:list-item>
          <text:list>
            <text:list-item>
              <text:p text:style-name="P5">Rename category</text:p>
            </text:list-item>
          </text:list>
        </text:list-item>
      </text:list>
      <text:p text:style-name="P2"><text:tab/><text:span text:style-name="T3">Navigation:</text:span> <text:tab/>Home → (Choose 'Edit' from the list) → Continue → (Select category from the <text:tab/><text:tab/><text:tab/><text:tab/>shown list) → Edit → (Enter new name in the text box of the category) → <text:tab/><text:tab/><text:tab/><text:tab/>Rename</text:p>
      <text:p text:style-name="P2"><text:tab/><text:span text:style-name="T4">Description:</text:span> <text:tab/>The feature allows to rename the chosen category. Enter the name in the textbox</text:p>
      <text:p text:style-name="P2"><text:s/><text:tab/><text:tab/><text:tab/>provided and click on “Rename”. The system displays an error if the name is <text:tab/><text:tab/><text:tab/><text:tab/>blank, contains only whitespaces or a category with the same name is already <text:tab/><text:tab/><text:tab/><text:tab/>present for the logged-in user.</text:p>
      <text:p text:style-name="P2"/>
      <text:list xml:id="list1374296015" text:continue-numbering="true" text:style-name="L1">
        <text:list-item>
          <text:list>
            <text:list-item>
              <text:p text:style-name="P5">Add new item</text:p>
            </text:list-item>
          </text:list>
        </text:list-item>
      </text:list>
      <text:p text:style-name="P2"><text:tab/><text:span text:style-name="T4">Navigation:</text:span><text:tab/>Home → (Choose 'Edit' from the list) → Continue → (Select category from the <text:tab/><text:tab/><text:tab/><text:tab/>shown list) → Edit → (Enter name in the textbox labeled 'Create New Item:') → <text:tab/><text:tab/><text:tab/><text:tab/>Create.</text:p>
      <text:p text:style-name="P2"><text:tab/><text:span text:style-name="T4">Description:</text:span><text:tab/>Creates a new item in the chosen category. The system displays error if the name <text:tab/><text:tab/><text:tab/>is blank, contains only whitespaces or an item with the same name is already <text:tab/><text:tab/><text:tab/><text:tab/>present in the chosen category for the logged-in user.</text:p>
      <text:p text:style-name="P2"/>
      <text:list xml:id="list1296607098" text:continue-numbering="true" text:style-name="L1">
        <text:list-item>
          <text:list>
            <text:list-item>
              <text:p text:style-name="P5">Rename item</text:p>
            </text:list-item>
          </text:list>
        </text:list-item>
      </text:list>
      <text:p text:style-name="P2"><text:tab/><text:span text:style-name="T3">Navigation:</text:span> <text:tab/>Home → (Choose 'Edit' from the list) → Continue → (Select category from the <text:tab/><text:tab/><text:tab/><text:tab/>shown list) → Edit → (Enter new name in the text box of the item to rename) → <text:tab/><text:tab/><text:tab/>Rename</text:p>
      <text:p text:style-name="P2"><text:tab/><text:span text:style-name="T4">Description:</text:span> <text:tab/>The feature allows to rename the desired item . Enter the name in the textbox</text:p>
      <text:p text:style-name="P2"><text:s/><text:tab/><text:tab/><text:tab/>provided for the item to be renamed and click on “Rename”. The system displays <text:tab/><text:tab/><text:tab/>an error if the name is blank, contains only whitespaces or an item with the same <text:tab/><text:tab/><text:tab/>name is already present int eh chosen category for the logged-in user.</text:p>
      <text:p text:style-name="P2"/>
      <text:p text:style-name="P2"/>
      <text:p text:style-name="P2"/>
      <text:list xml:id="list156597459" text:continue-numbering="true" text:style-name="L1">
        <text:list-item>
          <text:list>
            <text:list-item>
              <text:p text:style-name="P5"><text:soft-page-break/>Delete Item</text:p>
            </text:list-item>
          </text:list>
        </text:list-item>
      </text:list>
      <text:p text:style-name="P2"><text:tab/> <text:span text:style-name="T4">Navigation:</text:span><text:tab/>Home → (Choose 'Edit' from the list) → Continue → (Select category from the <text:tab/><text:tab/><text:tab/><text:tab/>shown list) → Edit → <text:span text:style-name="T5">(click on 'X' beside the item to delete from the list)</text:span></text:p>
      <text:p text:style-name="P2"><text:span text:style-name="T5"><text:tab/></text:span><text:span text:style-name="T3">Description:</text:span><text:span text:style-name="T5"><text:tab/>Deletes the desired item from the chosen category for the logged-in user. If no <text:tab/><text:tab/><text:tab/><text:tab/>category is present, the corresponding message is displayed.</text:span></text:p>
      <text:p text:style-name="P2"><text:span text:style-name="T5"/></text:p>
      <text:list xml:id="list1099186149" text:continue-numbering="true" text:style-name="L1">
        <text:list-item>
          <text:list>
            <text:list-item>
              <text:p text:style-name="P5">Export category</text:p>
            </text:list-item>
          </text:list>
        </text:list-item>
      </text:list>
      <text:p text:style-name="P2"><text:tab/><text:span text:style-name="T4">Navigation:</text:span><text:tab/>Home → (Choose 'Edit' from the list) → Continue → Export Categories → <text:tab/><text:tab/><text:tab/><text:tab/>(select user from the list) → (choose a category to export from the list) → Export</text:p>
      <text:p text:style-name="P2"><text:tab/><text:span text:style-name="T4">Description:</text:span><text:tab/>Exports chosen category, along with the corresponding items (if any), in the form <text:tab/><text:tab/><text:tab/>of XML. The user of the system is asked whether to save the XML file on their <text:tab/><text:tab/><text:tab/><text:tab/>machine.</text:p>
      <text:p text:style-name="P2"/>
      <text:list xml:id="list1423687532" text:continue-numbering="true" text:style-name="L1">
        <text:list-item>
          <text:list>
            <text:list-item>
              <text:p text:style-name="P5">Import category <text:span text:style-name="T6">(Basic + Advanced features)</text:span></text:p>
            </text:list-item>
          </text:list>
        </text:list-item>
      </text:list>
      <text:p text:style-name="P2"><text:tab/><text:span text:style-name="T2">Navigation:</text:span><text:tab/>Home → (Choose 'Edit' from the list) → Continue → Import Categories → <text:tab/><text:tab/><text:tab/><text:tab/>Choose File → Import</text:p>
      <text:p text:style-name="P2"><text:tab/><text:span text:style-name="T4">Description:</text:span><text:tab/>Imports category along with its items, if any. The file to be imported is expected <text:tab/><text:tab/><text:tab/><text:tab/>to be in XML format. The system displays error if no file is chosen and “Import” <text:tab/><text:tab/><text:tab/>button is clicked, the file is blank, the file is not a valid XML file or the file does <text:tab/><text:tab/><text:tab/><text:tab/>not contain the tags in the desired format.</text:p>
      <text:p text:style-name="P2"/>
      <text:p text:style-name="P2"><text:tab/><text:tab/><text:tab/>If the name of the category in imported file does not conflict with the existing <text:tab/><text:tab/><text:tab/><text:tab/>category for the logged-in user, then the new category with the new name is <text:tab/><text:tab/><text:tab/><text:tab/>created and all the items are added under the newly created category.</text:p>
      <text:p text:style-name="P2"/>
      <text:p text:style-name="P2"><text:tab/><text:tab/><text:tab/>If the category name or item name in the imported file are blank, then the <text:tab/><text:tab/><text:tab/><text:tab/>corresponding error message is displayed.</text:p>
      <text:p text:style-name="P2"/>
      <text:p text:style-name="P2"><text:tab/><text:tab/><text:tab/>If the name of the category in imported file conflicts with the existing <text:tab/><text:tab/><text:tab/><text:tab/><text:tab/>category for the logged-in user, the common items are not affected, new items are <text:tab/><text:tab/><text:tab/>added, old item not present in the imported file are deleted along with their <text:tab/><text:tab/><text:tab/><text:tab/>voting data.</text:p>
      <text:p text:style-name="P2"/>
      <text:list xml:id="list1981561027" text:style-name="L2">
        <text:list-item>
          <text:p text:style-name="P8">Voting</text:p>
        </text:list-item>
      </text:list>
      <text:p text:style-name="P2"><text:tab/><text:span text:style-name="T4">Navigation:</text:span><text:tab/>Home → (Choose 'Vote' from the list) → Continue → (select a user from the list) <text:tab/><text:tab/><text:tab/><text:tab/>→ Continue → (Select a category from the list, if available) → Select → (Select <text:tab/><text:tab/><text:tab/><text:tab/>one item from the list of 2 items) → Vote</text:p>
      <text:p text:style-name="P2"><text:tab/><text:span text:style-name="T4">Description:</text:span><text:tab/>Allows to vote on items in the chosen category of a chosen user. 2 random items <text:tab/><text:tab/><text:tab/><text:tab/>from the chosen category are displayed. The user of the system can select one of <text:tab/><text:tab/><text:tab/><text:tab/>them and vote for it. After voting, a message is displayed saying which category <text:tab/><text:tab/><text:tab/><text:tab/>the user voted for and for which category the user voted against. Also the total <text:tab/><text:tab/><text:tab/><text:tab/>positive votes for these 2 items are displayed. The user can also <text:span text:style-name="T6">skip</text:span> the voting <text:tab/><text:tab/><text:tab/><text:tab/>for current items. In this case, 2 new random items are displayed to vote.</text:p>
      <text:p text:style-name="P2"/>
      <text:p text:style-name="P2"><text:tab/><text:tab/><text:tab/>The system displays an error message if there are not enough items (i.e. less than <text:tab/><text:tab/><text:tab/>2 items) in the chosen category.</text:p>
      <text:p text:style-name="P2"/>
      <text:p text:style-name="P2"/>
      <text:p text:style-name="P2"/>
      <text:list xml:id="list1886952874" text:continue-numbering="true" text:style-name="L2">
        <text:list-item>
          <text:p text:style-name="P8"><text:soft-page-break/>See Results</text:p>
        </text:list-item>
      </text:list>
      <text:p text:style-name="P2"><text:tab/><text:span text:style-name="T4">Navigation:</text:span><text:tab/>Home → (Choose 'See Results' from the list) → Continue → (select a user from <text:tab/><text:tab/><text:tab/><text:tab/>the list) → Continue → (Select a category from the list, if available) → Select</text:p>
      <text:p text:style-name="P2"><text:tab/><text:span text:style-name="T4">Description:</text:span><text:tab/>The results page shows the leader board for the chosen category of the chosen <text:tab/><text:tab/><text:tab/><text:tab/>user. The table lists all the items ordered according to positive votes they <text:tab/><text:tab/><text:tab/><text:tab/><text:tab/>obtained, ordered in decreasing order.</text:p>
      <text:p text:style-name="P2"/>
      <text:list xml:id="list1223739501" text:continue-numbering="true" text:style-name="L2">
        <text:list-item>
          <text:p text:style-name="P8">Search (Advanced feature)</text:p>
          <text:p text:style-name="P3"><text:span text:style-name="T4">Navigation:</text:span><text:tab/>Home → (Choose 'Search' from the list) → Continue → (Enter keywords in the <text:tab/><text:tab/><text:tab/>textbox labeled 'Enter keywords:') → Search</text:p>
          <text:p text:style-name="P3"><text:span text:style-name="T4">Description:</text:span><text:tab/>The system searches for the entered keywords for items or categories created by <text:tab/><text:tab/><text:tab/>any user in the system. The system does case insensitive and substring match for <text:tab/><text:tab/>the category name or the item name. The search result is in the form of table <text:tab/><text:tab/><text:tab/>showing 'Item Name', 'Category' and 'User' who created those items and <text:tab/><text:tab/><text:tab/><text:tab/>categories. If the keywords match the category name, the corresponding item <text:tab/><text:tab/><text:tab/>name is blank in the search result table.</text:p>
        </text:list-item>
      </text:list>
      <text:p text:style-name="P2"/>
      <text:p text:style-name="P2"><text:tab/><text:tab/><text:tab/>The system displays error if no item name or category name matches the given <text:tab/><text:tab/><text:tab/><text:tab/>keywords.</text:p>
      <text:p text:style-name="P2"/>
      <text:p text:style-name="P2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jal </meta:initial-creator>
    <meta:creation-date>2012-12-15T02:35:54</meta:creation-date>
    <dc:date>2012-12-15T05:16:10</dc:date>
    <dc:creator>Sujal </dc:creator>
    <meta:editing-duration>PT2H39M</meta:editing-duration>
    <meta:editing-cycles>110</meta:editing-cycles>
    <meta:generator>LibreOffice/3.5$Linux_X86_64 LibreOffice_project/350m1$Build-2</meta:generator>
    <meta:document-statistic meta:table-count="0" meta:image-count="0" meta:object-count="0" meta:page-count="3" meta:paragraph-count="46" meta:word-count="1033" meta:character-count="5910" meta:non-whitespace-character-count="4876"/>
  </office:meta>
</office:document-meta>
</file>